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 style:master-page-name="Standard">
      <style:table-properties style:width="5.2819in" style:page-number="auto" table:align="left" style:writing-mode="lr-tb"/>
    </style:style>
    <style:style style:name="Table1.A" style:family="table-column">
      <style:table-column-properties style:column-width="5.2819in"/>
    </style:style>
    <style:style style:name="Table1.1" style:family="table-row">
      <style:table-row-properties style:min-row-height="0.5701in" fo:keep-together="auto"/>
    </style:style>
    <style:style style:name="Table1.A1" style:family="table-cell">
      <style:table-cell-properties style:vertical-align="bottom" fo:background-color="#943634" fo:padding-left="0.075in" fo:padding-right="0.075in" fo:padding-top="0in" fo:padding-bottom="0in" fo:border-left="0.5pt solid #ffffff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style:min-row-height="0.866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No_20_Spacing">
      <style:text-properties style:font-name="Book Antiqua" fo:font-size="32pt" fo:font-weight="bold" officeooo:paragraph-rsid="0017fab4" style:font-size-asian="32pt" style:font-weight-asian="bold" style:font-name-complex="Cambria" style:font-size-complex="32pt" style:font-weight-complex="bold"/>
    </style:style>
    <style:style style:name="P2" style:family="paragraph" style:parent-style-name="No_20_Spacing">
      <style:text-properties style:font-name="Ubuntu" fo:font-size="16pt" officeooo:paragraph-rsid="0017fab4" style:font-size-asian="16pt" style:font-name-complex="Book Antiqua" style:font-size-complex="16pt"/>
    </style:style>
    <style:style style:name="P3" style:family="paragraph" style:parent-style-name="No_20_Spacing">
      <style:text-properties style:font-name="Ubuntu" fo:font-size="16pt" officeooo:rsid="0017fab4" officeooo:paragraph-rsid="0017fab4" style:font-size-asian="16pt" style:font-name-complex="Book Antiqua" style:font-size-complex="16pt"/>
    </style:style>
    <style:style style:name="P4" style:family="paragraph" style:parent-style-name="Standard">
      <style:text-properties officeooo:paragraph-rsid="0017fab4"/>
    </style:style>
    <style:style style:name="P5" style:family="paragraph" style:parent-style-name="No_20_Spacing">
      <style:text-properties officeooo:paragraph-rsid="0017fab4"/>
    </style:style>
    <style:style style:name="P6" style:family="paragraph" style:parent-style-name="No_20_Spacing">
      <style:text-properties style:font-name="Ubuntu" fo:font-size="16pt" officeooo:paragraph-rsid="0017fab4" style:font-size-asian="16pt" style:font-name-complex="Book Antiqua" style:font-size-complex="16pt"/>
    </style:style>
    <style:style style:name="T1" style:family="text">
      <style:text-properties officeooo:rsid="001a84df"/>
    </style:style>
    <style:style style:name="T2" style:family="text">
      <style:text-properties style:font-name="Ubuntu" fo:font-size="16pt" style:font-size-asian="16pt" style:font-name-complex="Book Antiqua" style:font-size-complex="16pt"/>
    </style:style>
    <style:style style:name="T3" style:family="text">
      <style:text-properties style:font-name="Ubuntu" fo:font-size="16pt" officeooo:rsid="0017fab4" style:font-size-asian="16pt" style:font-name-complex="Book Antiqua" style:font-size-complex="16pt"/>
    </style:style>
    <style:style style:name="T4" style:family="text">
      <style:text-properties officeooo:rsid="0017f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201<text:span text:style-name="T1">7</text:span>-1<text:span text:style-name="T1">8</text:span></text:p>
          </table:table-cell>
        </table:table-row>
        <table:table-row table:style-name="Table1.2">
          <table:table-cell table:style-name="Table1.A2" office:value-type="string">
            <text:p text:style-name="P3">Prabodh C P</text:p>
            <text:p text:style-name="P2">Assistant Professor</text:p>
            <text:p text:style-name="P2">CSE,SIT-Tumakuru</text:p>
            <text:p text:style-name="P2">Mob:<text:span text:style-name="T4">8151894110</text:span></text:p>
            <text:p text:style-name="P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" svg:font-family="Ubuntu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tta</meta:initial-creator>
    <meta:creation-date>2017-07-27T20:09:00.949736885</meta:creation-date>
    <dc:date>2017-07-27T20:24:58.500647337</dc:date>
    <dc:creator>putta</dc:creator>
    <meta:editing-duration>PT11M14S</meta:editing-duration>
    <meta:editing-cycles>2</meta:editing-cycles>
    <meta:generator>LibreOffice/5.3.0.3$Linux_X86_64 LibreOffice_project/7074905676c47b82bbcfbea1aeefc84afe1c50e1</meta:generator>
    <meta:document-statistic meta:table-count="1" meta:image-count="0" meta:object-count="0" meta:page-count="1" meta:paragraph-count="5" meta:word-count="8" meta:character-count="67" meta:non-whitespace-character-count="64"/>
  </office:meta>
</office:document-meta>
</file>